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66" draw:textarea-horizontal-align="justify" draw:textarea-vertical-align="middle" draw:auto-grow-height="false" fo:min-height="1.528cm" fo:min-width="6.358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999966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778cm" svg:x="7.858cm" svg:y="4.81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0.365cm" svg:y="0.365cm">
          <text:p text:style-name="P1">h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27T15:39:13.544615190</meta:creation-date>
    <dc:date>2023-08-27T15:52:15.113050187</dc:date>
    <meta:editing-duration>PT5M16S</meta:editing-duration>
    <meta:editing-cycles>2</meta:editing-cycles>
    <meta:generator>LibreOffice/5.1.6.2$Linux_x86 LibreOffice_project/10m0$Build-2</meta:generator>
    <meta:document-statistic meta:object-count="2"/>
  </office:meta>
</office:document-meta>
</file>